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yle_20_1">
      <style:text-properties officeooo:rsid="0007f2be" officeooo:paragraph-rsid="0007f2be"/>
    </style:style>
    <style:style style:name="T1" style:family="text">
      <style:text-properties officeooo:rsid="000606a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606ac"/>
    </style:style>
    <style:style style:name="T4" style:family="text">
      <style:text-properties style:font-name="Liberation Serif" officeooo:rsid="0007f2be"/>
    </style:style>
    <style:style style:name="T5" style:family="text">
      <style:text-properties fo:font-size="16pt" style:text-underline-style="solid" style:text-underline-width="auto" style:text-underline-color="font-color" fo:font-weight="bold" officeooo:rsid="0007f2be" style:font-size-asian="16pt" style:font-weight-asian="bold" style:font-size-complex="16pt" style:font-weight-complex="bold"/>
    </style:style>
    <style:style style:name="T6" style:family="text">
      <style:text-properties style:font-name="Courier" officeooo:rsid="0007f2be"/>
    </style:style>
    <style:style style:name="T7" style:family="text">
      <style:text-properties style:font-name="Liberation Mono" officeooo:rsid="0007f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yle_20_1"><text:tab/><text:tab/><text:tab/><text:tab/><text:span text:style-name="T5">LESSON 2</text:span></text:p>
      <text:p text:style-name="Style_20_1"/>
      <text:p text:style-name="Style_20_1">“<text:span text:style-name="T1">git init”</text:span><text:span text:style-name="T3">creates a new git repository in the current working directory.</text:span></text:p>
      <text:p text:style-name="Style_20_1">“<text:span text:style-name="T1">git status”</text:span><text:span text:style-name="T3">return status as in, which branch we are in, which files have been changed since last commit........</text:span></text:p>
      <text:p text:style-name="P1"><text:span text:style-name="T3"/></text:p>
      <text:p text:style-name="Style_20_1"><text:span text:style-name="T3">G</text:span><text:span text:style-name="T2">it gives us extra control over what we want to commit. For this we have to put the files we want to commit in a staging area by using “</text:span><text:span text:style-name="T4"> </text:span><text:span text:style-name="T7">git add –filename--</text:span><text:span text:style-name="T4">”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yle_20_1" style:display-name="Style 1" style:family="paragraph" style:parent-style-name="Standard"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28:49.153613657</meta:creation-date>
    <dc:date>2017-06-26T21:16:10.488052250</dc:date>
    <meta:editing-duration>PT10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5" meta:character-count="355" meta:non-whitespace-character-count="290"/>
  </office:meta>
</office:document-meta>
</file>